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2.9mm" svg:height="69.48mm" svg:x="183.37mm" svg:y="9.02mm">
            <loext:p draw:notify-on-update-of-ranges="Лист1.B2:Лист1.B6 Лист1.D2:Лист1.D6 Лист1.B2:Лист1.B6 Лист1.C2:Лист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2.35mm" svg:height="69.59mm" svg:x="183.37mm" svg:y="85mm">
            <loext:p draw:notify-on-update-of-ranges="Лист1.B2:Лист1.B6 Лист1.D2:Лист1.D6 Лист1.B2:Лист1.B6 Лист1.C2:Лист1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max Обработки</text:p>
          </table:table-cell>
          <table:table-cell office:value-type="string" calcext:value-type="string">
            <text:p>max Переналадки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formula="of:=([.C2]-[.D2])/[.C2]*100" office:value-type="float" office:value="31.2" calcext:value-type="float">
            <text:p>31,20</text:p>
          </table:table-cell>
          <table:table-cell table:formula="of:=([.C2]-[.D2])/[.D2]*100" office:value-type="float" office:value="45.3488372093023" calcext:value-type="float">
            <text:p>45,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table:formula="of:=([.C3]-[.D3])/[.C3]*100" office:value-type="float" office:value="28.90625" calcext:value-type="float">
            <text:p>28,91</text:p>
          </table:table-cell>
          <table:table-cell table:formula="of:=([.C3]-[.D3])/[.D3]*100" office:value-type="float" office:value="40.6593406593407" calcext:value-type="float">
            <text:p>40,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formula="of:=([.C4]-[.D4])/[.C4]*100" office:value-type="float" office:value="26.865671641791" calcext:value-type="float">
            <text:p>26,87</text:p>
          </table:table-cell>
          <table:table-cell table:formula="of:=([.C4]-[.D4])/[.D4]*100" office:value-type="float" office:value="36.734693877551" calcext:value-type="float">
            <text:p>36,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table:formula="of:=([.C5]-[.D5])/[.C5]*100" office:value-type="float" office:value="12.3287671232877" calcext:value-type="float">
            <text:p>12,33</text:p>
          </table:table-cell>
          <table:table-cell table:formula="of:=([.C5]-[.D5])/[.D5]*100" office:value-type="float" office:value="14.0625" calcext:value-type="float">
            <text:p>14,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table:formula="of:=([.C6]-[.D6])/[.C6]*100" office:value-type="float" office:value="17.0588235294118" calcext:value-type="float">
            <text:p>17,06</text:p>
          </table:table-cell>
          <table:table-cell table:formula="of:=([.C6]-[.D6])/[.D6]*100" office:value-type="float" office:value="20.5673758865248" calcext:value-type="float">
            <text:p>20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table:formula="of:=([.C7]-[.D7])/[.C7]*100" office:value-type="float" office:value="39" calcext:value-type="float">
            <text:p>39,00</text:p>
          </table:table-cell>
          <table:table-cell table:formula="of:=([.C7]-[.D7])/[.D7]*100" office:value-type="float" office:value="63.9344262295082" calcext:value-type="float">
            <text:p>63,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table:formula="of:=([.C8]-[.D8])/[.C8]*100" office:value-type="float" office:value="37.4384236453202" calcext:value-type="float">
            <text:p>37,44</text:p>
          </table:table-cell>
          <table:table-cell table:formula="of:=([.C8]-[.D8])/[.D8]*100" office:value-type="float" office:value="59.8425196850394" calcext:value-type="float">
            <text:p>59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136" calcext:value-type="float">
            <text:p>136</text:p>
          </table:table-cell>
          <table:table-cell table:formula="of:=([.C9]-[.D9])/[.C9]*100" office:value-type="float" office:value="34.9282296650718" calcext:value-type="float">
            <text:p>34,93</text:p>
          </table:table-cell>
          <table:table-cell table:formula="of:=([.C9]-[.D9])/[.D9]*100" office:value-type="float" office:value="53.6764705882353" calcext:value-type="float">
            <text:p>53,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table:formula="of:=([.C10]-[.D10])/[.C10]*100" office:value-type="float" office:value="26.2443438914027" calcext:value-type="float">
            <text:p>26,24</text:p>
          </table:table-cell>
          <table:table-cell table:formula="of:=([.C10]-[.D10])/[.D10]*100" office:value-type="float" office:value="35.5828220858896" calcext:value-type="float">
            <text:p>35,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194" calcext:value-type="float">
            <text:p>194</text:p>
          </table:table-cell>
          <table:table-cell table:formula="of:=([.C11]-[.D11])/[.C11]*100" office:value-type="float" office:value="20.8163265306122" calcext:value-type="float">
            <text:p>20,82</text:p>
          </table:table-cell>
          <table:table-cell table:formula="of:=([.C11]-[.D11])/[.D11]*100" office:value-type="float" office:value="26.2886597938144" calcext:value-type="float">
            <text:p>26,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06" calcext:value-type="float">
            <text:p>206</text:p>
          </table:table-cell>
          <table:table-cell table:formula="of:=([.C12]-[.D12])/[.C12]*100" office:value-type="float" office:value="41.4772727272727" calcext:value-type="float">
            <text:p>41,48</text:p>
          </table:table-cell>
          <table:table-cell table:formula="of:=([.C12]-[.D12])/[.D12]*100" office:value-type="float" office:value="70.873786407767" calcext:value-type="float">
            <text:p>70,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211" calcext:value-type="float">
            <text:p>211</text:p>
          </table:table-cell>
          <table:table-cell table:formula="of:=([.C13]-[.D13])/[.C13]*100" office:value-type="float" office:value="40.5633802816901" calcext:value-type="float">
            <text:p>40,56</text:p>
          </table:table-cell>
          <table:table-cell table:formula="of:=([.C13]-[.D13])/[.D13]*100" office:value-type="float" office:value="68.2464454976303" calcext:value-type="float">
            <text:p>68,2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220" calcext:value-type="float">
            <text:p>220</text:p>
          </table:table-cell>
          <table:table-cell table:formula="of:=([.C14]-[.D14])/[.C14]*100" office:value-type="float" office:value="39.0581717451523" calcext:value-type="float">
            <text:p>39,06</text:p>
          </table:table-cell>
          <table:table-cell table:formula="of:=([.C14]-[.D14])/[.D14]*100" office:value-type="float" office:value="64.0909090909091" calcext:value-type="float">
            <text:p>64,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float" office:value="239" calcext:value-type="float">
            <text:p>239</text:p>
          </table:table-cell>
          <table:table-cell table:formula="of:=([.C15]-[.D15])/[.C15]*100" office:value-type="float" office:value="35.9249329758713" calcext:value-type="float">
            <text:p>35,92</text:p>
          </table:table-cell>
          <table:table-cell table:formula="of:=([.C15]-[.D15])/[.D15]*100" office:value-type="float" office:value="56.0669456066946" calcext:value-type="float">
            <text:p>56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7" calcext:value-type="float">
            <text:p>397</text:p>
          </table:table-cell>
          <table:table-cell office:value-type="float" office:value="290" calcext:value-type="float">
            <text:p>290</text:p>
          </table:table-cell>
          <table:table-cell table:formula="of:=([.C16]-[.D16])/[.C16]*100" office:value-type="float" office:value="26.9521410579345" calcext:value-type="float">
            <text:p>26,95</text:p>
          </table:table-cell>
          <table:table-cell table:formula="of:=([.C16]-[.D16])/[.D16]*100" office:value-type="float" office:value="36.8965517241379" calcext:value-type="float">
            <text:p>36,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374" calcext:value-type="float">
            <text:p>374</text:p>
          </table:table-cell>
          <table:table-cell table:formula="of:=([.C17]-[.D17])/[.C17]*100" office:value-type="float" office:value="42.8134556574924" calcext:value-type="float">
            <text:p>42,81</text:p>
          </table:table-cell>
          <table:table-cell table:formula="of:=([.C17]-[.D17])/[.D17]*100" office:value-type="float" office:value="74.8663101604278" calcext:value-type="float">
            <text:p>74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57" calcext:value-type="float">
            <text:p>657</text:p>
          </table:table-cell>
          <table:table-cell office:value-type="float" office:value="379" calcext:value-type="float">
            <text:p>379</text:p>
          </table:table-cell>
          <table:table-cell table:formula="of:=([.C18]-[.D18])/[.C18]*100" office:value-type="float" office:value="42.3135464231355" calcext:value-type="float">
            <text:p>42,31</text:p>
          </table:table-cell>
          <table:table-cell table:formula="of:=([.C18]-[.D18])/[.D18]*100" office:value-type="float" office:value="73.3509234828496" calcext:value-type="float">
            <text:p>73,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3" calcext:value-type="float">
            <text:p>663</text:p>
          </table:table-cell>
          <table:table-cell office:value-type="float" office:value="388" calcext:value-type="float">
            <text:p>388</text:p>
          </table:table-cell>
          <table:table-cell table:formula="of:=([.C19]-[.D19])/[.C19]*100" office:value-type="float" office:value="41.4781297134238" calcext:value-type="float">
            <text:p>41,48</text:p>
          </table:table-cell>
          <table:table-cell table:formula="of:=([.C19]-[.D19])/[.D19]*100" office:value-type="float" office:value="70.8762886597938" calcext:value-type="float">
            <text:p>70,8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75" calcext:value-type="float">
            <text:p>675</text:p>
          </table:table-cell>
          <table:table-cell office:value-type="float" office:value="407" calcext:value-type="float">
            <text:p>407</text:p>
          </table:table-cell>
          <table:table-cell table:formula="of:=([.C20]-[.D20])/[.C20]*100" office:value-type="float" office:value="39.7037037037037" calcext:value-type="float">
            <text:p>39,70</text:p>
          </table:table-cell>
          <table:table-cell table:formula="of:=([.C20]-[.D20])/[.D20]*100" office:value-type="float" office:value="65.8476658476659" calcext:value-type="float">
            <text:p>65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99" calcext:value-type="float">
            <text:p>699</text:p>
          </table:table-cell>
          <table:table-cell office:value-type="float" office:value="444" calcext:value-type="float">
            <text:p>444</text:p>
          </table:table-cell>
          <table:table-cell table:formula="of:=([.C21]-[.D21])/[.C21]*100" office:value-type="float" office:value="36.480686695279" calcext:value-type="float">
            <text:p>36,48</text:p>
          </table:table-cell>
          <table:table-cell table:formula="of:=([.C21]-[.D21])/[.D21]*100" office:value-type="float" office:value="57.4324324324324" calcext:value-type="float">
            <text:p>57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710" calcext:value-type="float">
            <text:p>710</text:p>
          </table:table-cell>
          <table:table-cell table:formula="of:=([.C22]-[.D22])/[.C22]*100" office:value-type="float" office:value="43.6507936507937" calcext:value-type="float">
            <text:p>43,65</text:p>
          </table:table-cell>
          <table:table-cell table:formula="of:=([.C22]-[.D22])/[.D22]*100" office:value-type="float" office:value="77.4647887323944" calcext:value-type="float">
            <text:p>77,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63" calcext:value-type="float">
            <text:p>1263</text:p>
          </table:table-cell>
          <table:table-cell office:value-type="float" office:value="715" calcext:value-type="float">
            <text:p>715</text:p>
          </table:table-cell>
          <table:table-cell table:formula="of:=([.C23]-[.D23])/[.C23]*100" office:value-type="float" office:value="43.3887569279493" calcext:value-type="float">
            <text:p>43,39</text:p>
          </table:table-cell>
          <table:table-cell table:formula="of:=([.C23]-[.D23])/[.D23]*100" office:value-type="float" office:value="76.6433566433566" calcext:value-type="float">
            <text:p>76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  <table:table-cell office:value-type="float" office:value="724" calcext:value-type="float">
            <text:p>724</text:p>
          </table:table-cell>
          <table:table-cell table:formula="of:=([.C24]-[.D24])/[.C24]*100" office:value-type="float" office:value="42.9472025216706" calcext:value-type="float">
            <text:p>42,95</text:p>
          </table:table-cell>
          <table:table-cell table:formula="of:=([.C24]-[.D24])/[.D24]*100" office:value-type="float" office:value="75.2762430939227" calcext:value-type="float">
            <text:p>75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1" calcext:value-type="float">
            <text:p>1281</text:p>
          </table:table-cell>
          <table:table-cell office:value-type="float" office:value="743" calcext:value-type="float">
            <text:p>743</text:p>
          </table:table-cell>
          <table:table-cell table:formula="of:=([.C25]-[.D25])/[.C25]*100" office:value-type="float" office:value="41.9984387197502" calcext:value-type="float">
            <text:p>42,00</text:p>
          </table:table-cell>
          <table:table-cell table:formula="of:=([.C25]-[.D25])/[.D25]*100" office:value-type="float" office:value="72.4091520861373" calcext:value-type="float">
            <text:p>72,4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305" calcext:value-type="float">
            <text:p>1305</text:p>
          </table:table-cell>
          <table:table-cell office:value-type="float" office:value="780" calcext:value-type="float">
            <text:p>780</text:p>
          </table:table-cell>
          <table:table-cell table:formula="of:=([.C26]-[.D26])/[.C26]*100" office:value-type="float" office:value="40.2298850574713" calcext:value-type="float">
            <text:p>40,23</text:p>
          </table:table-cell>
          <table:table-cell table:formula="of:=([.C26]-[.D26])/[.D26]*100" office:value-type="float" office:value="67.3076923076923" calcext:value-type="float">
            <text:p>67,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formula="of:=([.C28]-[.D28])/[.C28]*100" office:value-type="float" office:value="22.1374045801527" calcext:value-type="float">
            <text:p>22,14</text:p>
          </table:table-cell>
          <table:table-cell table:formula="of:=([.C28]-[.D28])/[.D28]*100" office:value-type="float" office:value="28.4313725490196" calcext:value-type="float">
            <text:p>28,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table:formula="of:=([.C29]-[.D29])/[.C29]*100" office:value-type="float" office:value="29.8507462686567" calcext:value-type="float">
            <text:p>29,85</text:p>
          </table:table-cell>
          <table:table-cell table:formula="of:=([.C29]-[.D29])/[.D29]*100" office:value-type="float" office:value="42.5531914893617" calcext:value-type="float">
            <text:p>42,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table:formula="of:=([.C30]-[.D30])/[.C30]*100" office:value-type="float" office:value="25.7142857142857" calcext:value-type="float">
            <text:p>25,71</text:p>
          </table:table-cell>
          <table:table-cell table:formula="of:=([.C30]-[.D30])/[.D30]*100" office:value-type="float" office:value="34.6153846153846" calcext:value-type="float">
            <text:p>34,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table:formula="of:=([.C31]-[.D31])/[.C31]*100" office:value-type="float" office:value="22.3684210526316" calcext:value-type="float">
            <text:p>22,37</text:p>
          </table:table-cell>
          <table:table-cell table:formula="of:=([.C31]-[.D31])/[.D31]*100" office:value-type="float" office:value="28.8135593220339" calcext:value-type="float">
            <text:p>28,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table:formula="of:=([.C32]-[.D32])/[.C32]*100" office:value-type="float" office:value="16.4772727272727" calcext:value-type="float">
            <text:p>16,48</text:p>
          </table:table-cell>
          <table:table-cell table:formula="of:=([.C32]-[.D32])/[.D32]*100" office:value-type="float" office:value="19.7278911564626" calcext:value-type="float">
            <text:p>19,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48" calcext:value-type="float">
            <text:p>148</text:p>
          </table:table-cell>
          <table:table-cell table:formula="of:=([.C33]-[.D33])/[.C33]*100" office:value-type="float" office:value="35.3711790393013" calcext:value-type="float">
            <text:p>35,37</text:p>
          </table:table-cell>
          <table:table-cell table:formula="of:=([.C33]-[.D33])/[.D33]*100" office:value-type="float" office:value="54.7297297297297" calcext:value-type="float">
            <text:p>54,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161" calcext:value-type="float">
            <text:p>161</text:p>
          </table:table-cell>
          <table:table-cell table:formula="of:=([.C34]-[.D34])/[.C34]*100" office:value-type="float" office:value="30.6034482758621" calcext:value-type="float">
            <text:p>30,60</text:p>
          </table:table-cell>
          <table:table-cell table:formula="of:=([.C34]-[.D34])/[.D34]*100" office:value-type="float" office:value="44.0993788819876" calcext:value-type="float">
            <text:p>44,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  <table:table-cell table:formula="of:=([.C35]-[.D35])/[.C35]*100" office:value-type="float" office:value="28.9915966386555" calcext:value-type="float">
            <text:p>28,99</text:p>
          </table:table-cell>
          <table:table-cell table:formula="of:=([.C35]-[.D35])/[.D35]*100" office:value-type="float" office:value="40.8284023668639" calcext:value-type="float">
            <text:p>40,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table:formula="of:=([.C36]-[.D36])/[.C36]*100" office:value-type="float" office:value="27.2" calcext:value-type="float">
            <text:p>27,20</text:p>
          </table:table-cell>
          <table:table-cell table:formula="of:=([.C36]-[.D36])/[.D36]*100" office:value-type="float" office:value="37.3626373626374" calcext:value-type="float">
            <text:p>37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74" calcext:value-type="float">
            <text:p>274</text:p>
          </table:table-cell>
          <table:table-cell office:value-type="float" office:value="214" calcext:value-type="float">
            <text:p>214</text:p>
          </table:table-cell>
          <table:table-cell table:formula="of:=([.C37]-[.D37])/[.C37]*100" office:value-type="float" office:value="21.8978102189781" calcext:value-type="float">
            <text:p>21,90</text:p>
          </table:table-cell>
          <table:table-cell table:formula="of:=([.C37]-[.D37])/[.D37]*100" office:value-type="float" office:value="28.0373831775701" calcext:value-type="float">
            <text:p>28,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291" calcext:value-type="float">
            <text:p>291</text:p>
          </table:table-cell>
          <table:table-cell table:formula="of:=([.C38]-[.D38])/[.C38]*100" office:value-type="float" office:value="31.2056737588652" calcext:value-type="float">
            <text:p>31,21</text:p>
          </table:table-cell>
          <table:table-cell table:formula="of:=([.C38]-[.D38])/[.D38]*100" office:value-type="float" office:value="45.360824742268" calcext:value-type="float">
            <text:p>45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295" calcext:value-type="float">
            <text:p>295</text:p>
          </table:table-cell>
          <table:table-cell table:formula="of:=([.C39]-[.D39])/[.C39]*100" office:value-type="float" office:value="30.7511737089202" calcext:value-type="float">
            <text:p>30,75</text:p>
          </table:table-cell>
          <table:table-cell table:formula="of:=([.C39]-[.D39])/[.D39]*100" office:value-type="float" office:value="44.4067796610169" calcext:value-type="float">
            <text:p>44,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float" office:value="303" calcext:value-type="float">
            <text:p>303</text:p>
          </table:table-cell>
          <table:table-cell table:formula="of:=([.C40]-[.D40])/[.C40]*100" office:value-type="float" office:value="29.8611111111111" calcext:value-type="float">
            <text:p>29,86</text:p>
          </table:table-cell>
          <table:table-cell table:formula="of:=([.C40]-[.D40])/[.D40]*100" office:value-type="float" office:value="42.5742574257426" calcext:value-type="float">
            <text:p>42,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317" calcext:value-type="float">
            <text:p>317</text:p>
          </table:table-cell>
          <table:table-cell table:formula="of:=([.C41]-[.D41])/[.C41]*100" office:value-type="float" office:value="28.6036036036036" calcext:value-type="float">
            <text:p>28,60</text:p>
          </table:table-cell>
          <table:table-cell table:formula="of:=([.C41]-[.D41])/[.D41]*100" office:value-type="float" office:value="40.0630914826498" calcext:value-type="float">
            <text:p>4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8" calcext:value-type="float">
            <text:p>468</text:p>
          </table:table-cell>
          <table:table-cell office:value-type="float" office:value="347" calcext:value-type="float">
            <text:p>347</text:p>
          </table:table-cell>
          <table:table-cell table:formula="of:=([.C42]-[.D42])/[.C42]*100" office:value-type="float" office:value="25.8547008547009" calcext:value-type="float">
            <text:p>25,85</text:p>
          </table:table-cell>
          <table:table-cell table:formula="of:=([.C42]-[.D42])/[.D42]*100" office:value-type="float" office:value="34.8703170028818" calcext:value-type="float">
            <text:p>34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556" calcext:value-type="float">
            <text:p>556</text:p>
          </table:table-cell>
          <table:table-cell table:formula="of:=([.C43]-[.D43])/[.C43]*100" office:value-type="float" office:value="31.6113161131611" calcext:value-type="float">
            <text:p>31,61</text:p>
          </table:table-cell>
          <table:table-cell table:formula="of:=([.C43]-[.D43])/[.D43]*100" office:value-type="float" office:value="46.2230215827338" calcext:value-type="float">
            <text:p>46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office:value-type="float" office:value="560" calcext:value-type="float">
            <text:p>560</text:p>
          </table:table-cell>
          <table:table-cell table:formula="of:=([.C44]-[.D44])/[.C44]*100" office:value-type="float" office:value="31.3725490196078" calcext:value-type="float">
            <text:p>31,37</text:p>
          </table:table-cell>
          <table:table-cell table:formula="of:=([.C44]-[.D44])/[.D44]*100" office:value-type="float" office:value="45.7142857142857" calcext:value-type="float">
            <text:p>45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568" calcext:value-type="float">
            <text:p>568</text:p>
          </table:table-cell>
          <table:table-cell table:formula="of:=([.C45]-[.D45])/[.C45]*100" office:value-type="float" office:value="30.9002433090024" calcext:value-type="float">
            <text:p>30,90</text:p>
          </table:table-cell>
          <table:table-cell table:formula="of:=([.C45]-[.D45])/[.D45]*100" office:value-type="float" office:value="44.7183098591549" calcext:value-type="float">
            <text:p>44,7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34" calcext:value-type="float">
            <text:p>834</text:p>
          </table:table-cell>
          <table:table-cell office:value-type="float" office:value="584" calcext:value-type="float">
            <text:p>584</text:p>
          </table:table-cell>
          <table:table-cell table:formula="of:=([.C46]-[.D46])/[.C46]*100" office:value-type="float" office:value="29.9760191846523" calcext:value-type="float">
            <text:p>29,98</text:p>
          </table:table-cell>
          <table:table-cell table:formula="of:=([.C46]-[.D46])/[.D46]*100" office:value-type="float" office:value="42.8082191780822" calcext:value-type="float">
            <text:p>42,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58" calcext:value-type="float">
            <text:p>858</text:p>
          </table:table-cell>
          <table:table-cell office:value-type="float" office:value="611" calcext:value-type="float">
            <text:p>611</text:p>
          </table:table-cell>
          <table:table-cell table:formula="of:=([.C47]-[.D47])/[.C47]*100" office:value-type="float" office:value="28.7878787878788" calcext:value-type="float">
            <text:p>28,79</text:p>
          </table:table-cell>
          <table:table-cell table:formula="of:=([.C47]-[.D47])/[.D47]*100" office:value-type="float" office:value="40.4255319148936" calcext:value-type="float">
            <text:p>40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1" calcext:value-type="float">
            <text:p>1591</text:p>
          </table:table-cell>
          <table:table-cell office:value-type="float" office:value="1085" calcext:value-type="float">
            <text:p>1085</text:p>
          </table:table-cell>
          <table:table-cell table:formula="of:=([.C48]-[.D48])/[.C48]*100" office:value-type="float" office:value="31.803896920176" calcext:value-type="float">
            <text:p>31,80</text:p>
          </table:table-cell>
          <table:table-cell table:formula="of:=([.C48]-[.D48])/[.D48]*100" office:value-type="float" office:value="46.6359447004608" calcext:value-type="float">
            <text:p>46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94" calcext:value-type="float">
            <text:p>1594</text:p>
          </table:table-cell>
          <table:table-cell office:value-type="float" office:value="1089" calcext:value-type="float">
            <text:p>1089</text:p>
          </table:table-cell>
          <table:table-cell table:formula="of:=([.C49]-[.D49])/[.C49]*100" office:value-type="float" office:value="31.6813048933501" calcext:value-type="float">
            <text:p>31,68</text:p>
          </table:table-cell>
          <table:table-cell table:formula="of:=([.C49]-[.D49])/[.D49]*100" office:value-type="float" office:value="46.3728191000918" calcext:value-type="float">
            <text:p>46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097" calcext:value-type="float">
            <text:p>1097</text:p>
          </table:table-cell>
          <table:table-cell table:formula="of:=([.C50]-[.D50])/[.C50]*100" office:value-type="float" office:value="31.4375" calcext:value-type="float">
            <text:p>31,44</text:p>
          </table:table-cell>
          <table:table-cell table:formula="of:=([.C50]-[.D50])/[.D50]*100" office:value-type="float" office:value="45.8523245214221" calcext:value-type="float">
            <text:p>45,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12" calcext:value-type="float">
            <text:p>1612</text:p>
          </table:table-cell>
          <table:table-cell office:value-type="float" office:value="1113" calcext:value-type="float">
            <text:p>1113</text:p>
          </table:table-cell>
          <table:table-cell table:formula="of:=([.C51]-[.D51])/[.C51]*100" office:value-type="float" office:value="30.955334987593" calcext:value-type="float">
            <text:p>30,96</text:p>
          </table:table-cell>
          <table:table-cell table:formula="of:=([.C51]-[.D51])/[.D51]*100" office:value-type="float" office:value="44.8337825696316" calcext:value-type="float">
            <text:p>44,8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636" calcext:value-type="float">
            <text:p>1636</text:p>
          </table:table-cell>
          <table:table-cell office:value-type="float" office:value="1145" calcext:value-type="float">
            <text:p>1145</text:p>
          </table:table-cell>
          <table:table-cell table:formula="of:=([.C52]-[.D52])/[.C52]*100" office:value-type="float" office:value="30.0122249388753" calcext:value-type="float">
            <text:p>30,01</text:p>
          </table:table-cell>
          <table:table-cell table:formula="of:=([.C52]-[.D52])/[.D52]*100" office:value-type="float" office:value="42.882096069869" calcext:value-type="float">
            <text:p>42,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187" calcext:value-type="float">
            <text:p>187</text:p>
          </table:table-cell>
          <table:table-cell table:formula="of:=([.C54]-[.D54])/[.C54]*100" office:value-type="float" office:value="17.6211453744493" calcext:value-type="float">
            <text:p>17,62</text:p>
          </table:table-cell>
          <table:table-cell table:formula="of:=([.C54]-[.D54])/[.D54]*100" office:value-type="float" office:value="21.3903743315508" calcext:value-type="float">
            <text:p>21,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191" calcext:value-type="float">
            <text:p>191</text:p>
          </table:table-cell>
          <table:table-cell table:formula="of:=([.C55]-[.D55])/[.C55]*100" office:value-type="float" office:value="18.0257510729614" calcext:value-type="float">
            <text:p>18,03</text:p>
          </table:table-cell>
          <table:table-cell table:formula="of:=([.C55]-[.D55])/[.D55]*100" office:value-type="float" office:value="21.9895287958115" calcext:value-type="float">
            <text:p>21,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table:formula="of:=([.C56]-[.D56])/[.C56]*100" office:value-type="float" office:value="13.4146341463415" calcext:value-type="float">
            <text:p>13,41</text:p>
          </table:table-cell>
          <table:table-cell table:formula="of:=([.C56]-[.D56])/[.D56]*100" office:value-type="float" office:value="15.4929577464789" calcext:value-type="float">
            <text:p>15,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table:formula="of:=([.C57]-[.D57])/[.C57]*100" office:value-type="float" office:value="10.3703703703704" calcext:value-type="float">
            <text:p>10,37</text:p>
          </table:table-cell>
          <table:table-cell table:formula="of:=([.C57]-[.D57])/[.D57]*100" office:value-type="float" office:value="11.5702479338843" calcext:value-type="float">
            <text:p>11,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81" calcext:value-type="float">
            <text:p>281</text:p>
          </table:table-cell>
          <table:table-cell table:formula="of:=([.C58]-[.D58])/[.C58]*100" office:value-type="float" office:value="12.1875" calcext:value-type="float">
            <text:p>12,19</text:p>
          </table:table-cell>
          <table:table-cell table:formula="of:=([.C58]-[.D58])/[.D58]*100" office:value-type="float" office:value="13.8790035587189" calcext:value-type="float">
            <text:p>13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257" calcext:value-type="float">
            <text:p>257</text:p>
          </table:table-cell>
          <table:table-cell table:formula="of:=([.C59]-[.D59])/[.C59]*100" office:value-type="float" office:value="21.4067278287462" calcext:value-type="float">
            <text:p>21,41</text:p>
          </table:table-cell>
          <table:table-cell table:formula="of:=([.C59]-[.D59])/[.D59]*100" office:value-type="float" office:value="27.2373540856031" calcext:value-type="float">
            <text:p>27,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268" calcext:value-type="float">
            <text:p>268</text:p>
          </table:table-cell>
          <table:table-cell table:formula="of:=([.C60]-[.D60])/[.C60]*100" office:value-type="float" office:value="19.7604790419162" calcext:value-type="float">
            <text:p>19,76</text:p>
          </table:table-cell>
          <table:table-cell table:formula="of:=([.C60]-[.D60])/[.D60]*100" office:value-type="float" office:value="24.6268656716418" calcext:value-type="float">
            <text:p>24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290" calcext:value-type="float">
            <text:p>290</text:p>
          </table:table-cell>
          <table:table-cell table:formula="of:=([.C61]-[.D61])/[.C61]*100" office:value-type="float" office:value="16.1849710982659" calcext:value-type="float">
            <text:p>16,18</text:p>
          </table:table-cell>
          <table:table-cell table:formula="of:=([.C61]-[.D61])/[.D61]*100" office:value-type="float" office:value="19.3103448275862" calcext:value-type="float">
            <text:p>19,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332" calcext:value-type="float">
            <text:p>332</text:p>
          </table:table-cell>
          <table:table-cell table:formula="of:=([.C62]-[.D62])/[.C62]*100" office:value-type="float" office:value="10.5121293800539" calcext:value-type="float">
            <text:p>10,51</text:p>
          </table:table-cell>
          <table:table-cell table:formula="of:=([.C62]-[.D62])/[.D62]*100" office:value-type="float" office:value="11.7469879518072" calcext:value-type="float">
            <text:p>11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0" calcext:value-type="float">
            <text:p>420</text:p>
          </table:table-cell>
          <table:table-cell office:value-type="float" office:value="355" calcext:value-type="float">
            <text:p>355</text:p>
          </table:table-cell>
          <table:table-cell table:formula="of:=([.C63]-[.D63])/[.C63]*100" office:value-type="float" office:value="15.4761904761905" calcext:value-type="float">
            <text:p>15,48</text:p>
          </table:table-cell>
          <table:table-cell table:formula="of:=([.C63]-[.D63])/[.D63]*100" office:value-type="float" office:value="18.3098591549296" calcext:value-type="float">
            <text:p>18,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22" calcext:value-type="float">
            <text:p>422</text:p>
          </table:table-cell>
          <table:table-cell table:formula="of:=([.C64]-[.D64])/[.C64]*100" office:value-type="float" office:value="20.0757575757576" calcext:value-type="float">
            <text:p>20,08</text:p>
          </table:table-cell>
          <table:table-cell table:formula="of:=([.C64]-[.D64])/[.D64]*100" office:value-type="float" office:value="25.1184834123223" calcext:value-type="float">
            <text:p>25,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424" calcext:value-type="float">
            <text:p>424</text:p>
          </table:table-cell>
          <table:table-cell table:formula="of:=([.C65]-[.D65])/[.C65]*100" office:value-type="float" office:value="20.5992509363296" calcext:value-type="float">
            <text:p>20,60</text:p>
          </table:table-cell>
          <table:table-cell table:formula="of:=([.C65]-[.D65])/[.D65]*100" office:value-type="float" office:value="25.9433962264151" calcext:value-type="float">
            <text:p>25,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47" calcext:value-type="float">
            <text:p>547</text:p>
          </table:table-cell>
          <table:table-cell office:value-type="float" office:value="375" calcext:value-type="float">
            <text:p>375</text:p>
          </table:table-cell>
          <table:table-cell table:formula="of:=([.C66]-[.D66])/[.C66]*100" office:value-type="float" office:value="31.4442413162706" calcext:value-type="float">
            <text:p>31,44</text:p>
          </table:table-cell>
          <table:table-cell table:formula="of:=([.C66]-[.D66])/[.D66]*100" office:value-type="float" office:value="45.8666666666667" calcext:value-type="float">
            <text:p>45,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" calcext:value-type="float">
            <text:p>571</text:p>
          </table:table-cell>
          <table:table-cell office:value-type="float" office:value="495" calcext:value-type="float">
            <text:p>495</text:p>
          </table:table-cell>
          <table:table-cell table:formula="of:=([.C67]-[.D67])/[.C67]*100" office:value-type="float" office:value="13.3099824868651" calcext:value-type="float">
            <text:p>13,31</text:p>
          </table:table-cell>
          <table:table-cell table:formula="of:=([.C67]-[.D67])/[.D67]*100" office:value-type="float" office:value="15.3535353535354" calcext:value-type="float">
            <text:p>15,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21" calcext:value-type="float">
            <text:p>621</text:p>
          </table:table-cell>
          <table:table-cell office:value-type="float" office:value="499" calcext:value-type="float">
            <text:p>499</text:p>
          </table:table-cell>
          <table:table-cell table:formula="of:=([.C68]-[.D68])/[.C68]*100" office:value-type="float" office:value="19.645732689211" calcext:value-type="float">
            <text:p>19,65</text:p>
          </table:table-cell>
          <table:table-cell table:formula="of:=([.C68]-[.D68])/[.D68]*100" office:value-type="float" office:value="24.4488977955912" calcext:value-type="float">
            <text:p>24,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738" calcext:value-type="float">
            <text:p>738</text:p>
          </table:table-cell>
          <table:table-cell table:formula="of:=([.C69]-[.D69])/[.C69]*100" office:value-type="float" office:value="20.5597416576964" calcext:value-type="float">
            <text:p>20,56</text:p>
          </table:table-cell>
          <table:table-cell table:formula="of:=([.C69]-[.D69])/[.D69]*100" office:value-type="float" office:value="25.8807588075881" calcext:value-type="float">
            <text:p>25,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715" calcext:value-type="float">
            <text:p>715</text:p>
          </table:table-cell>
          <table:table-cell table:formula="of:=([.C70]-[.D70])/[.C70]*100" office:value-type="float" office:value="23.6111111111111" calcext:value-type="float">
            <text:p>23,61</text:p>
          </table:table-cell>
          <table:table-cell table:formula="of:=([.C70]-[.D70])/[.D70]*100" office:value-type="float" office:value="30.9090909090909" calcext:value-type="float">
            <text:p>30,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738" calcext:value-type="float">
            <text:p>738</text:p>
          </table:table-cell>
          <table:table-cell table:formula="of:=([.C71]-[.D71])/[.C71]*100" office:value-type="float" office:value="22.1518987341772" calcext:value-type="float">
            <text:p>22,15</text:p>
          </table:table-cell>
          <table:table-cell table:formula="of:=([.C71]-[.D71])/[.D71]*100" office:value-type="float" office:value="28.4552845528455" calcext:value-type="float">
            <text:p>28,4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73" calcext:value-type="float">
            <text:p>973</text:p>
          </table:table-cell>
          <table:table-cell office:value-type="float" office:value="787" calcext:value-type="float">
            <text:p>787</text:p>
          </table:table-cell>
          <table:table-cell table:formula="of:=([.C72]-[.D72])/[.C72]*100" office:value-type="float" office:value="19.1161356628983" calcext:value-type="float">
            <text:p>19,12</text:p>
          </table:table-cell>
          <table:table-cell table:formula="of:=([.C72]-[.D72])/[.D72]*100" office:value-type="float" office:value="23.6340533672173" calcext:value-type="float">
            <text:p>23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2" calcext:value-type="float">
            <text:p>1022</text:p>
          </table:table-cell>
          <table:table-cell office:value-type="float" office:value="884" calcext:value-type="float">
            <text:p>884</text:p>
          </table:table-cell>
          <table:table-cell table:formula="of:=([.C73]-[.D73])/[.C73]*100" office:value-type="float" office:value="13.5029354207436" calcext:value-type="float">
            <text:p>13,50</text:p>
          </table:table-cell>
          <table:table-cell table:formula="of:=([.C73]-[.D73])/[.D73]*100" office:value-type="float" office:value="15.6108597285068" calcext:value-type="float">
            <text:p>15,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32" calcext:value-type="float">
            <text:p>1732</text:p>
          </table:table-cell>
          <table:table-cell office:value-type="float" office:value="1370" calcext:value-type="float">
            <text:p>1370</text:p>
          </table:table-cell>
          <table:table-cell table:formula="of:=([.C74]-[.D74])/[.C74]*100" office:value-type="float" office:value="20.9006928406467" calcext:value-type="float">
            <text:p>20,90</text:p>
          </table:table-cell>
          <table:table-cell table:formula="of:=([.C74]-[.D74])/[.D74]*100" office:value-type="float" office:value="26.4233576642336" calcext:value-type="float">
            <text:p>26,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1309" calcext:value-type="float">
            <text:p>1309</text:p>
          </table:table-cell>
          <table:table-cell table:formula="of:=([.C75]-[.D75])/[.C75]*100" office:value-type="float" office:value="24.6835443037975" calcext:value-type="float">
            <text:p>24,68</text:p>
          </table:table-cell>
          <table:table-cell table:formula="of:=([.C75]-[.D75])/[.D75]*100" office:value-type="float" office:value="32.7731092436975" calcext:value-type="float">
            <text:p>32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51" calcext:value-type="float">
            <text:p>1751</text:p>
          </table:table-cell>
          <table:table-cell office:value-type="float" office:value="1331" calcext:value-type="float">
            <text:p>1331</text:p>
          </table:table-cell>
          <table:table-cell table:formula="of:=([.C76]-[.D76])/[.C76]*100" office:value-type="float" office:value="23.9862935465448" calcext:value-type="float">
            <text:p>23,99</text:p>
          </table:table-cell>
          <table:table-cell table:formula="of:=([.C76]-[.D76])/[.D76]*100" office:value-type="float" office:value="31.5552216378663" calcext:value-type="float">
            <text:p>31,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75" calcext:value-type="float">
            <text:p>1775</text:p>
          </table:table-cell>
          <table:table-cell office:value-type="float" office:value="1376" calcext:value-type="float">
            <text:p>1376</text:p>
          </table:table-cell>
          <table:table-cell table:formula="of:=([.C77]-[.D77])/[.C77]*100" office:value-type="float" office:value="22.4788732394366" calcext:value-type="float">
            <text:p>22,48</text:p>
          </table:table-cell>
          <table:table-cell table:formula="of:=([.C77]-[.D77])/[.D77]*100" office:value-type="float" office:value="28.9970930232558" calcext:value-type="float">
            <text:p>29,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825" calcext:value-type="float">
            <text:p>1825</text:p>
          </table:table-cell>
          <table:table-cell office:value-type="float" office:value="1461" calcext:value-type="float">
            <text:p>1461</text:p>
          </table:table-cell>
          <table:table-cell table:formula="of:=([.C78]-[.D78])/[.C78]*100" office:value-type="float" office:value="19.9452054794521" calcext:value-type="float">
            <text:p>19,95</text:p>
          </table:table-cell>
          <table:table-cell table:formula="of:=([.C78]-[.D78])/[.D78]*100" office:value-type="float" office:value="24.9144421629021" calcext:value-type="float">
            <text:p>24,9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table:formula="of:=([.C80]-[.D80])/[.C80]*100" office:value-type="float" office:value="20.5128205128205" calcext:value-type="float">
            <text:p>20,51</text:p>
          </table:table-cell>
          <table:table-cell table:formula="of:=([.C80]-[.D80])/[.D80]*100" office:value-type="float" office:value="25.8064516129032" calcext:value-type="float">
            <text:p>25,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98" calcext:value-type="float">
            <text:p>198</text:p>
          </table:table-cell>
          <table:table-cell table:formula="of:=([.C81]-[.D81])/[.C81]*100" office:value-type="float" office:value="17.5" calcext:value-type="float">
            <text:p>17,50</text:p>
          </table:table-cell>
          <table:table-cell table:formula="of:=([.C81]-[.D81])/[.D81]*100" office:value-type="float" office:value="21.2121212121212" calcext:value-type="float">
            <text:p>21,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19" calcext:value-type="float">
            <text:p>219</text:p>
          </table:table-cell>
          <table:table-cell table:formula="of:=([.C82]-[.D82])/[.C82]*100" office:value-type="float" office:value="13.0952380952381" calcext:value-type="float">
            <text:p>13,10</text:p>
          </table:table-cell>
          <table:table-cell table:formula="of:=([.C82]-[.D82])/[.D82]*100" office:value-type="float" office:value="15.0684931506849" calcext:value-type="float">
            <text:p>15,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258" calcext:value-type="float">
            <text:p>258</text:p>
          </table:table-cell>
          <table:table-cell table:formula="of:=([.C83]-[.D83])/[.C83]*100" office:value-type="float" office:value="6.85920577617329" calcext:value-type="float">
            <text:p>6,86</text:p>
          </table:table-cell>
          <table:table-cell table:formula="of:=([.C83]-[.D83])/[.D83]*100" office:value-type="float" office:value="7.36434108527132" calcext:value-type="float">
            <text:p>7,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table:formula="of:=([.C84]-[.D84])/[.C84]*100" office:value-type="float" office:value="11.9631901840491" calcext:value-type="float">
            <text:p>11,96</text:p>
          </table:table-cell>
          <table:table-cell table:formula="of:=([.C84]-[.D84])/[.D84]*100" office:value-type="float" office:value="13.588850174216" calcext:value-type="float">
            <text:p>13,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70" calcext:value-type="float">
            <text:p>270</text:p>
          </table:table-cell>
          <table:table-cell table:formula="of:=([.C85]-[.D85])/[.C85]*100" office:value-type="float" office:value="20.8211143695015" calcext:value-type="float">
            <text:p>20,82</text:p>
          </table:table-cell>
          <table:table-cell table:formula="of:=([.C85]-[.D85])/[.D85]*100" office:value-type="float" office:value="26.2962962962963" calcext:value-type="float">
            <text:p>26,3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281" calcext:value-type="float">
            <text:p>281</text:p>
          </table:table-cell>
          <table:table-cell table:formula="of:=([.C86]-[.D86])/[.C86]*100" office:value-type="float" office:value="19.0201729106628" calcext:value-type="float">
            <text:p>19,02</text:p>
          </table:table-cell>
          <table:table-cell table:formula="of:=([.C86]-[.D86])/[.D86]*100" office:value-type="float" office:value="23.4875444839858" calcext:value-type="float">
            <text:p>23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304" calcext:value-type="float">
            <text:p>304</text:p>
          </table:table-cell>
          <table:table-cell table:formula="of:=([.C87]-[.D87])/[.C87]*100" office:value-type="float" office:value="15.3203342618384" calcext:value-type="float">
            <text:p>15,32</text:p>
          </table:table-cell>
          <table:table-cell table:formula="of:=([.C87]-[.D87])/[.D87]*100" office:value-type="float" office:value="18.0921052631579" calcext:value-type="float">
            <text:p>18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346" calcext:value-type="float">
            <text:p>346</text:p>
          </table:table-cell>
          <table:table-cell table:formula="of:=([.C88]-[.D88])/[.C88]*100" office:value-type="float" office:value="9.89583333333333" calcext:value-type="float">
            <text:p>9,90</text:p>
          </table:table-cell>
          <table:table-cell table:formula="of:=([.C88]-[.D88])/[.D88]*100" office:value-type="float" office:value="10.9826589595376" calcext:value-type="float">
            <text:p>10,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33" calcext:value-type="float">
            <text:p>433</text:p>
          </table:table-cell>
          <table:table-cell office:value-type="float" office:value="404" calcext:value-type="float">
            <text:p>404</text:p>
          </table:table-cell>
          <table:table-cell table:formula="of:=([.C89]-[.D89])/[.C89]*100" office:value-type="float" office:value="6.69745958429561" calcext:value-type="float">
            <text:p>6,70</text:p>
          </table:table-cell>
          <table:table-cell table:formula="of:=([.C89]-[.D89])/[.D89]*100" office:value-type="float" office:value="7.17821782178218" calcext:value-type="float">
            <text:p>7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446" calcext:value-type="float">
            <text:p>446</text:p>
          </table:table-cell>
          <table:table-cell table:formula="of:=([.C90]-[.D90])/[.C90]*100" office:value-type="float" office:value="19.6396396396396" calcext:value-type="float">
            <text:p>19,64</text:p>
          </table:table-cell>
          <table:table-cell table:formula="of:=([.C90]-[.D90])/[.D90]*100" office:value-type="float" office:value="24.4394618834081" calcext:value-type="float">
            <text:p>24,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1" calcext:value-type="float">
            <text:p>561</text:p>
          </table:table-cell>
          <table:table-cell office:value-type="float" office:value="461" calcext:value-type="float">
            <text:p>461</text:p>
          </table:table-cell>
          <table:table-cell table:formula="of:=([.C91]-[.D91])/[.C91]*100" office:value-type="float" office:value="17.825311942959" calcext:value-type="float">
            <text:p>17,83</text:p>
          </table:table-cell>
          <table:table-cell table:formula="of:=([.C91]-[.D91])/[.D91]*100" office:value-type="float" office:value="21.6919739696312" calcext:value-type="float">
            <text:p>21,6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471" calcext:value-type="float">
            <text:p>471</text:p>
          </table:table-cell>
          <table:table-cell table:formula="of:=([.C92]-[.D92])/[.C92]*100" office:value-type="float" office:value="17.8010471204188" calcext:value-type="float">
            <text:p>17,80</text:p>
          </table:table-cell>
          <table:table-cell table:formula="of:=([.C92]-[.D92])/[.D92]*100" office:value-type="float" office:value="21.656050955414" calcext:value-type="float">
            <text:p>21,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float" office:value="515" calcext:value-type="float">
            <text:p>515</text:p>
          </table:table-cell>
          <table:table-cell table:formula="of:=([.C93]-[.D93])/[.C93]*100" office:value-type="float" office:value="13.8795986622074" calcext:value-type="float">
            <text:p>13,88</text:p>
          </table:table-cell>
          <table:table-cell table:formula="of:=([.C93]-[.D93])/[.D93]*100" office:value-type="float" office:value="16.1165048543689" calcext:value-type="float">
            <text:p>16,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7" calcext:value-type="float">
            <text:p>647</text:p>
          </table:table-cell>
          <table:table-cell office:value-type="float" office:value="522" calcext:value-type="float">
            <text:p>522</text:p>
          </table:table-cell>
          <table:table-cell table:formula="of:=([.C94]-[.D94])/[.C94]*100" office:value-type="float" office:value="19.3199381761978" calcext:value-type="float">
            <text:p>19,32</text:p>
          </table:table-cell>
          <table:table-cell table:formula="of:=([.C94]-[.D94])/[.D94]*100" office:value-type="float" office:value="23.9463601532567" calcext:value-type="float">
            <text:p>23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788" calcext:value-type="float">
            <text:p>788</text:p>
          </table:table-cell>
          <table:table-cell table:formula="of:=([.C95]-[.D95])/[.C95]*100" office:value-type="float" office:value="19.8372329603255" calcext:value-type="float">
            <text:p>19,84</text:p>
          </table:table-cell>
          <table:table-cell table:formula="of:=([.C95]-[.D95])/[.D95]*100" office:value-type="float" office:value="24.746192893401" calcext:value-type="float">
            <text:p>24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770" calcext:value-type="float">
            <text:p>770</text:p>
          </table:table-cell>
          <table:table-cell table:formula="of:=([.C96]-[.D96])/[.C96]*100" office:value-type="float" office:value="22.1435793731041" calcext:value-type="float">
            <text:p>22,14</text:p>
          </table:table-cell>
          <table:table-cell table:formula="of:=([.C96]-[.D96])/[.D96]*100" office:value-type="float" office:value="28.4415584415584" calcext:value-type="float">
            <text:p>2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float" office:value="793" calcext:value-type="float">
            <text:p>793</text:p>
          </table:table-cell>
          <table:table-cell table:formula="of:=([.C97]-[.D97])/[.C97]*100" office:value-type="float" office:value="20.7792207792208" calcext:value-type="float">
            <text:p>20,78</text:p>
          </table:table-cell>
          <table:table-cell table:formula="of:=([.C97]-[.D97])/[.D97]*100" office:value-type="float" office:value="26.2295081967213" calcext:value-type="float">
            <text:p>26,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26" calcext:value-type="float">
            <text:p>1026</text:p>
          </table:table-cell>
          <table:table-cell office:value-type="float" office:value="850" calcext:value-type="float">
            <text:p>850</text:p>
          </table:table-cell>
          <table:table-cell table:formula="of:=([.C98]-[.D98])/[.C98]*100" office:value-type="float" office:value="17.1539961013645" calcext:value-type="float">
            <text:p>17,15</text:p>
          </table:table-cell>
          <table:table-cell table:formula="of:=([.C98]-[.D98])/[.D98]*100" office:value-type="float" office:value="20.7058823529412" calcext:value-type="float">
            <text:p>20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75" calcext:value-type="float">
            <text:p>1075</text:p>
          </table:table-cell>
          <table:table-cell office:value-type="float" office:value="941" calcext:value-type="float">
            <text:p>941</text:p>
          </table:table-cell>
          <table:table-cell table:formula="of:=([.C99]-[.D99])/[.C99]*100" office:value-type="float" office:value="12.4651162790698" calcext:value-type="float">
            <text:p>12,47</text:p>
          </table:table-cell>
          <table:table-cell table:formula="of:=([.C99]-[.D99])/[.D99]*100" office:value-type="float" office:value="14.240170031881" calcext:value-type="float">
            <text:p>14,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office:value-type="float" office:value="1474" calcext:value-type="float">
            <text:p>1474</text:p>
          </table:table-cell>
          <table:table-cell table:formula="of:=([.C100]-[.D100])/[.C100]*100" office:value-type="float" office:value="19.8477433387711" calcext:value-type="float">
            <text:p>19,85</text:p>
          </table:table-cell>
          <table:table-cell table:formula="of:=([.C100]-[.D100])/[.D100]*100" office:value-type="float" office:value="24.7625508819539" calcext:value-type="float">
            <text:p>24,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45" calcext:value-type="float">
            <text:p>1845</text:p>
          </table:table-cell>
          <table:table-cell office:value-type="float" office:value="1416" calcext:value-type="float">
            <text:p>1416</text:p>
          </table:table-cell>
          <table:table-cell table:formula="of:=([.C101]-[.D101])/[.C101]*100" office:value-type="float" office:value="23.2520325203252" calcext:value-type="float">
            <text:p>23,25</text:p>
          </table:table-cell>
          <table:table-cell table:formula="of:=([.C101]-[.D101])/[.D101]*100" office:value-type="float" office:value="30.2966101694915" calcext:value-type="float">
            <text:p>30,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57" calcext:value-type="float">
            <text:p>1857</text:p>
          </table:table-cell>
          <table:table-cell office:value-type="float" office:value="1438" calcext:value-type="float">
            <text:p>1438</text:p>
          </table:table-cell>
          <table:table-cell table:formula="of:=([.C102]-[.D102])/[.C102]*100" office:value-type="float" office:value="22.5632740980075" calcext:value-type="float">
            <text:p>22,56</text:p>
          </table:table-cell>
          <table:table-cell table:formula="of:=([.C102]-[.D102])/[.D102]*100" office:value-type="float" office:value="29.1376912378303" calcext:value-type="float">
            <text:p>29,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82" calcext:value-type="float">
            <text:p>1882</text:p>
          </table:table-cell>
          <table:table-cell office:value-type="float" office:value="1483" calcext:value-type="float">
            <text:p>1483</text:p>
          </table:table-cell>
          <table:table-cell table:formula="of:=([.C103]-[.D103])/[.C103]*100" office:value-type="float" office:value="21.2008501594049" calcext:value-type="float">
            <text:p>21,20</text:p>
          </table:table-cell>
          <table:table-cell table:formula="of:=([.C103]-[.D103])/[.D103]*100" office:value-type="float" office:value="26.9049224544842" calcext:value-type="float">
            <text:p>26,9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931" calcext:value-type="float">
            <text:p>1931</text:p>
          </table:table-cell>
          <table:table-cell office:value-type="float" office:value="1568" calcext:value-type="float">
            <text:p>1568</text:p>
          </table:table-cell>
          <table:table-cell table:formula="of:=([.C104]-[.D104])/[.C104]*100" office:value-type="float" office:value="18.7985499741067" calcext:value-type="float">
            <text:p>18,80</text:p>
          </table:table-cell>
          <table:table-cell table:formula="of:=([.C104]-[.D104])/[.D104]*100" office:value-type="float" office:value="23.1505102040816" calcext:value-type="float">
            <text:p>23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5:40:41.811367698</meta:creation-date>
    <dc:date>2018-05-29T16:53:04.275254647</dc:date>
    <meta:editing-duration>PT51M34S</meta:editing-duration>
    <meta:editing-cycles>1</meta:editing-cycles>
    <meta:document-statistic meta:table-count="1" meta:cell-count="60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1cm" svg:height="6.949cm" xlink:href=".." xlink:type="simple" chart:class="chart:scatter" chart:column-mapping="0 2 1" chart:style-name="ch1">
        <chart:legend svg:x="0cm" svg:y="0cm" style:legend-expansion="custom" chartooo:width="14.291cm" chartooo:height="6.949cm" style:legend-expansion-aspect-ratio="2.05655489998561" chart:style-name="ch2"/>
        <chart:plot-area chart:style-name="ch3" table:cell-range-address="Лист1.B2:Лист1.D6" svg:x="0.285cm" svg:y="0.138cm" svg:width="13.721cm" svg:height="6.673cm">
          <chartooo:coordinate-region svg:x="0.906cm" svg:y="0.337cm" svg:width="12.727cm" svg:height="5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:Лист1.D6" chart:class="chart:scatter">
            <chart:domain table:cell-range-address="Лист1.B2:Лист1.B6"/>
            <chart:data-point chart:repeated="5"/>
          </chart:series>
          <chart:series chart:style-name="ch7" chart:values-cell-range-address="Лист1.C2:Лист1.C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2:Лист1.B6</svg:desc>
                </draw:g>
              </table:table-cell>
              <table:table-cell office:value-type="float" office:value="86">
                <text:p>86</text:p>
                <draw:g>
                  <svg:desc>Лист1.D2:Лист1.D6</svg:desc>
                </draw:g>
              </table:table-cell>
              <table:table-cell office:value-type="float" office:value="125">
                <text:p>125</text:p>
                <draw:g>
                  <svg:desc>Лист1.C2:Лист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1">
                <text:p>141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36cm" svg:height="6.96cm" xlink:href=".." xlink:type="simple" chart:class="chart:scatter" chart:column-mapping="0 2 1" chart:style-name="ch1">
        <chart:legend svg:x="1.025cm" svg:y="0cm" style:legend-expansion="custom" chartooo:width="13.211cm" chartooo:height="6.96cm" style:legend-expansion-aspect-ratio="1.89813218390805" chart:style-name="ch2"/>
        <chart:plot-area chart:style-name="ch3" table:cell-range-address="Лист1.B2:Лист1.D6" svg:x="0.284cm" svg:y="0.139cm" svg:width="13.668cm" svg:height="6.682cm">
          <chartooo:coordinate-region svg:x="0.905cm" svg:y="0.338cm" svg:width="12.675cm" svg:height="5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:Лист1.D6" chart:class="chart:scatter">
            <chart:domain table:cell-range-address="Лист1.B2:Лист1.B6"/>
            <chart:data-point chart:repeated="5"/>
          </chart:series>
          <chart:series chart:style-name="ch7" chart:values-cell-range-address="Лист1.C2:Лист1.C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2:Лист1.B6</svg:desc>
                </draw:g>
              </table:table-cell>
              <table:table-cell office:value-type="float" office:value="86">
                <text:p>86</text:p>
                <draw:g>
                  <svg:desc>Лист1.D2:Лист1.D6</svg:desc>
                </draw:g>
              </table:table-cell>
              <table:table-cell office:value-type="float" office:value="125">
                <text:p>125</text:p>
                <draw:g>
                  <svg:desc>Лист1.C2:Лист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1">
                <text:p>141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